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bfe" officeooo:paragraph-rsid="00197bfe"/>
    </style:style>
    <style:style style:name="P2" style:family="paragraph" style:parent-style-name="Standard">
      <style:text-properties officeooo:rsid="001a3874" officeooo:paragraph-rsid="001a3874"/>
    </style:style>
    <style:style style:name="P3" style:family="paragraph" style:parent-style-name="Standard">
      <style:text-properties fo:font-size="14pt" officeooo:rsid="001a3874" officeooo:paragraph-rsid="001a3874" style:font-size-asian="14pt" style:font-size-complex="14pt"/>
    </style:style>
    <style:style style:name="P4" style:family="paragraph" style:parent-style-name="Standard" style:list-style-name="L1">
      <style:text-properties fo:font-size="14pt" officeooo:rsid="001a3874" officeooo:paragraph-rsid="001a3874" style:font-size-asian="14pt" style:font-size-complex="14pt"/>
    </style:style>
    <style:style style:name="P5" style:family="paragraph" style:parent-style-name="Standard">
      <style:text-properties officeooo:rsid="001cd43e" officeooo:paragraph-rsid="001cd43e"/>
    </style:style>
    <style:style style:name="P6" style:family="paragraph" style:parent-style-name="Standard">
      <style:text-properties officeooo:paragraph-rsid="001bf7c6"/>
    </style:style>
    <style:style style:name="P7" style:family="paragraph" style:parent-style-name="Standard">
      <style:text-properties officeooo:paragraph-rsid="001dd67b"/>
    </style:style>
    <style:style style:name="P8" style:family="paragraph" style:parent-style-name="Standard" style:list-style-name="List_20_1">
      <style:text-properties officeooo:rsid="001dd67b" officeooo:paragraph-rsid="001dd67b"/>
    </style:style>
    <style:style style:name="P9" style:family="paragraph" style:parent-style-name="Standard" style:list-style-name="List_20_1">
      <style:text-properties officeooo:rsid="001ec2cc" officeooo:paragraph-rsid="001ec2cc"/>
    </style:style>
    <style:style style:name="P10" style:family="paragraph" style:parent-style-name="Standard" style:list-style-name="L3">
      <style:text-properties officeooo:rsid="001ec2cc" officeooo:paragraph-rsid="001ec2cc"/>
    </style:style>
    <style:style style:name="P11" style:family="paragraph" style:parent-style-name="Standard">
      <style:text-properties officeooo:rsid="0020b9de" officeooo:paragraph-rsid="0020b9de"/>
    </style:style>
    <style:style style:name="P12" style:family="paragraph" style:parent-style-name="Standard" style:list-style-name="List_20_1">
      <style:text-properties officeooo:rsid="00215856" officeooo:paragraph-rsid="00215856"/>
    </style:style>
    <style:style style:name="P13" style:family="paragraph" style:parent-style-name="Standard">
      <style:text-properties officeooo:rsid="00222313" officeooo:paragraph-rsid="00222313"/>
    </style:style>
    <style:style style:name="P14" style:family="paragraph" style:parent-style-name="Standard" style:list-style-name="List_20_1">
      <style:text-properties officeooo:rsid="00222313" officeooo:paragraph-rsid="00222313"/>
    </style:style>
    <style:style style:name="T1" style:family="text">
      <style:text-properties officeooo:rsid="001bf7c6"/>
    </style:style>
    <style:style style:name="T2" style:family="text">
      <style:text-properties officeooo:rsid="001dca57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dd67b" style:font-size-asian="14pt" style:font-size-complex="14pt"/>
    </style:style>
    <style:style style:name="T5" style:family="text">
      <style:text-properties fo:font-size="14pt" officeooo:rsid="0020b9de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 programming notes:</text:p>
      <text:p text:style-name="P1"/>
      <text:p text:style-name="P2">htons(port_number) converts port number to compatible with network</text:p>
      <text:p text:style-name="P2">inet_addr(char *c) converts the IP string seperated by dots to compatible with network</text:p>
      <text:p text:style-name="P5">atoi(char *) : string to integer.</text:p>
      <text:p text:style-name="P2"/>
      <text:p text:style-name="P2">htonl(char *IP): will convert char IP to unsigned long</text:p>
      <text:p text:style-name="P2"/>
      <text:p text:style-name="P2"/>
      <text:p text:style-name="P6"><text:span text:style-name="T1">you can use htons(int) for port number and htonl(</text:span><text:span text:style-name="T2">char*</text:span><text:span text:style-name="T1">) for IP</text:span></text:p>
      <text:p text:style-name="P2"/>
      <text:p text:style-name="P2">memset() or bzero() work same: assigns zero to address space of socket.</text:p>
      <text:p text:style-name="P2"/>
      <text:p text:style-name="P2">important note: port number and IP can be received as string, but needs to be converted in network compatible forms.</text:p>
      <text:p text:style-name="P1"/>
      <text:p text:style-name="P3">5. Implementation of echo client:</text:p>
      <text:list xml:id="list3154918850" text:style-name="L1">
        <text:list-item>
          <text:p text:style-name="P4">client sends msg to server.</text:p>
        </text:list-item>
        <text:list-item>
          <text:p text:style-name="P4">Server will receive that msg</text:p>
        </text:list-item>
        <text:list-item>
          <text:p text:style-name="P4">Server will sent that msg to client again.</text:p>
        </text:list-item>
      </text:list>
      <text:p text:style-name="P7"><text:span text:style-name="T4">6. Understanding UDP sockets:</text:span></text:p>
      <text:list xml:id="list3286861282" text:style-name="List_20_1">
        <text:list-item>
          <text:p text:style-name="P8"><text:span text:style-name="T3">no handshake like TCP</text:span></text:p>
        </text:list-item>
        <text:list-item>
          <text:p text:style-name="P8"><text:span text:style-name="T3">once server gets request it keeps sending doesn’t care wheather data is received by client or not.</text:span></text:p>
        </text:list-item>
        <text:list-item>
          <text:p text:style-name="P8"><text:span text:style-name="T3">Single packet transfer</text:span></text:p>
        </text:list-item>
        <text:list-item>
          <text:p text:style-name="P8"><text:span text:style-name="T3">no error connection</text:span></text:p>
        </text:list-item>
        <text:list-item>
          <text:p text:style-name="P8"><text:span text:style-name="T3">commonly used for broadcast</text:span></text:p>
        </text:list-item>
        <text:list-item>
          <text:p text:style-name="P9"><text:span text:style-name="T3">sendto() and recvfrom() to send and receive operations</text:span></text:p>
        </text:list-item>
        <text:list-item>
          <text:p text:style-name="P12"><text:span text:style-name="T3">It doesn’t need accept or connect like TCP</text:span></text:p>
        </text:list-item>
      </text:list>
      <text:list xml:id="list357467583" text:style-name="L3">
        <text:list-item>
          <text:p text:style-name="P10"><text:span text:style-name="T3">programming:</text:span></text:p>
        </text:list-item>
        <text:list-item>
          <text:p text:style-name="P10"><text:span text:style-name="T3">type of connection: SOCK_DGRAM</text:span></text:p>
        </text:list-item>
      </text:list>
      <text:p text:style-name="P11"><text:span text:style-name="T3">7. Remote Data Processing, Headers (TCP vs UDP):</text:span></text:p>
      <text:list xml:id="list130219546370842" text:continue-list="list3286861282" text:style-name="List_20_1">
        <text:list-item>
          <text:p text:style-name="P12"><text:span text:style-name="T5">R</text:span><text:span text:style-name="T3">aw data is sent to server by client/clients</text:span></text:p>
        </text:list-item>
        <text:list-item>
          <text:p text:style-name="P12"><text:span text:style-name="T3">server will send processed data to client/clients</text:span></text:p>
        </text:list-item>
      </text:list>
      <text:p text:style-name="P13"><text:span text:style-name="T3">8. setting and retrievingsocket characteristics</text:span></text:p>
      <text:list xml:id="list130221109355668" text:continue-numbering="true" text:style-name="List_20_1">
        <text:list-item>
          <text:p text:style-name="P14"><text:span text:style-name="T3">we can set and get the value of sockets</text:span></text:p>
        </text:list-item>
        <text:list-item>
          <text:p text:style-name="P14"><text:span text:style-name="T3">socket type and socket error can only be retrieved and can bot be changed.</text:span></text:p>
        </text:list-item>
        <text:list-item>
          <text:p text:style-name="P14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1:32:09.369843471</meta:creation-date>
    <dc:date>2023-04-10T13:02:18.692421105</dc:date>
    <meta:editing-duration>PT8M5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29" meta:character-count="1315" meta:non-whitespace-character-count="1131"/>
  </office:meta>
</office:document-meta>
</file>